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f3a87" officeooo:paragraph-rsid="000f3a87"/>
    </style:style>
    <style:style style:name="P2" style:family="paragraph" style:parent-style-name="Standard" style:list-style-name="L1">
      <style:text-properties officeooo:rsid="00104ed8" officeooo:paragraph-rsid="00104ed8"/>
    </style:style>
    <style:style style:name="P3" style:family="paragraph" style:parent-style-name="Standard" style:list-style-name="L1">
      <style:text-properties officeooo:rsid="001420ef" officeooo:paragraph-rsid="001420ef"/>
    </style:style>
    <style:style style:name="P4" style:family="paragraph" style:parent-style-name="Standard" style:list-style-name="L1">
      <style:text-properties officeooo:rsid="0015253c" officeooo:paragraph-rsid="0015253c"/>
    </style:style>
    <style:style style:name="P5" style:family="paragraph" style:parent-style-name="Standard" style:list-style-name="L1">
      <style:text-properties officeooo:rsid="001844bf" officeooo:paragraph-rsid="001844bf"/>
    </style:style>
    <style:style style:name="P6" style:family="paragraph" style:parent-style-name="Standard" style:list-style-name="L1">
      <style:text-properties officeooo:rsid="00169194" officeooo:paragraph-rsid="00169194" fo:background-color="#ed1c24"/>
    </style:style>
    <style:style style:name="P7" style:family="paragraph" style:parent-style-name="Standard" style:list-style-name="L1">
      <style:text-properties officeooo:rsid="001b37b5" officeooo:paragraph-rsid="001b37b5" fo:background-color="#ed1c24"/>
    </style:style>
    <style:style style:name="P8" style:family="paragraph" style:parent-style-name="Standard" style:list-style-name="L1">
      <style:text-properties officeooo:rsid="001d0659" officeooo:paragraph-rsid="001d0659" fo:background-color="#ed1c24"/>
    </style:style>
    <style:style style:name="P9" style:family="paragraph" style:parent-style-name="Standard" style:list-style-name="L1">
      <style:text-properties officeooo:rsid="0023a423" officeooo:paragraph-rsid="0023a423" fo:background-color="#ed1c24"/>
    </style:style>
    <style:style style:name="P10" style:family="paragraph" style:parent-style-name="Standard" style:list-style-name="L1">
      <style:text-properties officeooo:rsid="0027a526" officeooo:paragraph-rsid="0027a526" fo:background-color="#ed1c24"/>
    </style:style>
    <style:style style:name="P11" style:family="paragraph" style:parent-style-name="Standard" style:list-style-name="L1">
      <style:text-properties officeooo:rsid="00256a9c" officeooo:paragraph-rsid="00256a9c" fo:background-color="#ed1c24"/>
    </style:style>
    <style:style style:name="P12" style:family="paragraph" style:parent-style-name="Standard" style:list-style-name="L1">
      <style:text-properties officeooo:rsid="001a1b84" officeooo:paragraph-rsid="001a1b84"/>
    </style:style>
    <style:style style:name="P13" style:family="paragraph" style:parent-style-name="Standard" style:list-style-name="L1">
      <style:text-properties officeooo:rsid="001a70b2" officeooo:paragraph-rsid="001a70b2"/>
    </style:style>
    <style:style style:name="P14" style:family="paragraph" style:parent-style-name="Standard" style:list-style-name="L1">
      <style:text-properties officeooo:rsid="001c1034" officeooo:paragraph-rsid="001c1034"/>
    </style:style>
    <style:style style:name="P15" style:family="paragraph" style:parent-style-name="Standard" style:list-style-name="L1">
      <style:text-properties officeooo:rsid="001da309" officeooo:paragraph-rsid="001da309"/>
    </style:style>
    <style:style style:name="P16" style:family="paragraph" style:parent-style-name="Standard" style:list-style-name="L1">
      <style:text-properties officeooo:rsid="001ec2cb" officeooo:paragraph-rsid="001ec2cb"/>
    </style:style>
    <style:style style:name="P17" style:family="paragraph" style:parent-style-name="Standard" style:list-style-name="L1">
      <style:text-properties officeooo:rsid="00207420" officeooo:paragraph-rsid="00207420"/>
    </style:style>
    <style:style style:name="P18" style:family="paragraph" style:parent-style-name="Standard" style:list-style-name="L1">
      <style:text-properties officeooo:rsid="00224d83" officeooo:paragraph-rsid="00224d83"/>
    </style:style>
    <style:style style:name="P19" style:family="paragraph" style:parent-style-name="Standard" style:list-style-name="L1">
      <style:text-properties officeooo:rsid="0022aa0f" officeooo:paragraph-rsid="0022aa0f"/>
    </style:style>
    <style:style style:name="P20" style:family="paragraph" style:parent-style-name="Standard" style:list-style-name="L1">
      <style:text-properties officeooo:rsid="0023a423" officeooo:paragraph-rsid="0023a423"/>
    </style:style>
    <style:style style:name="P21" style:family="paragraph" style:parent-style-name="Standard" style:list-style-name="L1">
      <style:text-properties officeooo:rsid="00241b7f" officeooo:paragraph-rsid="00241b7f"/>
    </style:style>
    <style:style style:name="P22" style:family="paragraph" style:parent-style-name="Standard" style:list-style-name="L1">
      <style:text-properties officeooo:rsid="00241b7f" officeooo:paragraph-rsid="00241b7f" fo:background-color="transparent"/>
    </style:style>
    <style:style style:name="P23" style:family="paragraph" style:parent-style-name="Standard" style:list-style-name="L1">
      <style:text-properties officeooo:rsid="00246b27" officeooo:paragraph-rsid="00246b27" fo:background-color="transparent"/>
    </style:style>
    <style:style style:name="P24" style:family="paragraph" style:parent-style-name="Standard" style:list-style-name="L1">
      <style:text-properties officeooo:rsid="00256a9c" officeooo:paragraph-rsid="00256a9c" fo:background-color="transparent"/>
    </style:style>
    <style:style style:name="P25" style:family="paragraph" style:parent-style-name="Standard" style:list-style-name="L1">
      <style:text-properties officeooo:rsid="00286aea" officeooo:paragraph-rsid="00286aea" fo:background-color="transparent"/>
    </style:style>
    <style:style style:name="P26" style:family="paragraph" style:parent-style-name="Standard">
      <style:text-properties officeooo:rsid="00286aea" officeooo:paragraph-rsid="00286aea" fo:background-color="transparent"/>
    </style:style>
    <style:style style:name="P27" style:family="paragraph" style:parent-style-name="Standard">
      <style:text-properties officeooo:rsid="002a0091" officeooo:paragraph-rsid="002a0091" fo:background-color="transparent"/>
    </style:style>
    <style:style style:name="T1" style:family="text">
      <style:text-properties officeooo:rsid="0012c127"/>
    </style:style>
    <style:style style:name="T2" style:family="text">
      <style:text-properties style:use-window-font-color="true" fo:background-color="#ed1c24" loext:char-shading-value="0"/>
    </style:style>
    <style:style style:name="T3" style:family="text">
      <style:text-properties officeooo:rsid="0023c32d" fo:background-color="#ed1c24" loext:char-shading-value="0"/>
    </style:style>
    <style:style style:name="T4" style:family="text">
      <style:text-properties officeooo:rsid="002a0091" fo:background-color="#ed1c24" loext:char-shading-value="0"/>
    </style:style>
    <style:style style:name="T5" style:family="text">
      <style:text-properties officeooo:rsid="001db442" fo:background-color="transparent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2a0091" fo:background-color="transparent" loext:char-shading-value="0"/>
    </style:style>
    <style:style style:name="T8" style:family="text">
      <style:text-properties officeooo:rsid="0023c32d"/>
    </style:style>
    <style:style style:name="T9" style:family="text">
      <style:text-properties officeooo:rsid="0023c32d" fo:background-color="#ffffff"/>
    </style:style>
    <style:style style:name="T10" style:family="text">
      <style:text-properties officeooo:rsid="002a0091"/>
    </style:style>
    <style:style style:name="T11" style:family="text">
      <style:text-properties officeooo:rsid="002a430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68475774" text:style-name="L1">
        <text:list-item>
          <text:p text:style-name="P1">A <text:span text:style-name="T10">1</text:span></text:p>
        </text:list-item>
        <text:list-item>
          <text:p text:style-name="P1">A <text:span text:style-name="T10">1</text:span></text:p>
        </text:list-item>
        <text:list-item>
          <text:p text:style-name="P1">N,A,A,A <text:span text:style-name="T10">2</text:span></text:p>
        </text:list-item>
        <text:list-item>
          <text:p text:style-name="P2">D <text:span text:style-name="T10">1</text:span></text:p>
        </text:list-item>
        <text:list-item>
          <text:p text:style-name="P2">C <text:span text:style-name="T10">1</text:span></text:p>
        </text:list-item>
        <text:list-item>
          <text:p text:style-name="P2"><text:span text:style-name="T1">Publicisticky 2</text:span></text:p>
        </text:list-item>
        <text:list-item>
          <text:p text:style-name="P3">A <text:span text:style-name="T10">1</text:span></text:p>
        </text:list-item>
        <text:list-item>
          <text:p text:style-name="P4">D <text:span text:style-name="T10">1</text:span></text:p>
        </text:list-item>
        <text:list-item>
          <text:p text:style-name="P6">Beat generation</text:p>
        </text:list-item>
        <text:list-item>
          <text:p text:style-name="P5"><text:span text:style-name="T2">E</text:span>,A,D <text:span text:style-name="T10">2</text:span></text:p>
        </text:list-item>
        <text:list-item>
          <text:p text:style-name="P12">D <text:span text:style-name="T10">1</text:span></text:p>
        </text:list-item>
        <text:list-item>
          <text:p text:style-name="P13">C <text:span text:style-name="T10">1</text:span></text:p>
        </text:list-item>
        <text:list-item>
          <text:p text:style-name="P7">C</text:p>
        </text:list-item>
        <text:list-item>
          <text:p text:style-name="P14">Wiliam Shakespeare Kral Lear <text:span text:style-name="T10">2</text:span></text:p>
        </text:list-item>
        <text:list-item>
          <text:p text:style-name="P8">C</text:p>
        </text:list-item>
        <text:list-item>
          <text:p text:style-name="P15">N,A<text:span text:style-name="T6">,</text:span><text:span text:style-name="T5">A</text:span>,N <text:span text:style-name="T10">2</text:span></text:p>
        </text:list-item>
        <text:list-item>
          <text:p text:style-name="P16">B,D,A,C,E <text:span text:style-name="T10">3</text:span></text:p>
        </text:list-item>
        <text:list-item>
          <text:p text:style-name="P17">N,N,N,N <text:span text:style-name="T10">2</text:span></text:p>
        </text:list-item>
        <text:list-item>
          <text:p text:style-name="P18">C<text:span text:style-name="T10">1</text:span></text:p>
        </text:list-item>
        <text:list-item>
          <text:p text:style-name="P19">A<text:span text:style-name="T10">1</text:span></text:p>
        </text:list-item>
        <text:list-item>
          <text:p text:style-name="P19">Darwinovy<text:span text:style-name="T10">3</text:span></text:p>
        </text:list-item>
        <text:list-item>
          <text:p text:style-name="P9">A</text:p>
        </text:list-item>
        <text:list-item>
          <text:p text:style-name="P20"><text:span text:style-name="T3">D</text:span>,<text:span text:style-name="T8">B,E,</text:span><text:span text:style-name="T3">A </text:span><text:span text:style-name="T7">2</text:span></text:p>
        </text:list-item>
        <text:list-item>
          <text:p text:style-name="P21"><text:span text:style-name="T3">A</text:span></text:p>
        </text:list-item>
        <text:list-item>
          <text:p text:style-name="P21"><text:span text:style-name="T3">C</text:span></text:p>
        </text:list-item>
        <text:list-item>
          <text:p text:style-name="P22"><text:span text:style-name="T8">D1</text:span></text:p>
        </text:list-item>
        <text:list-item>
          <text:p text:style-name="P22">N,N,A,A<text:span text:style-name="T10">2</text:span></text:p>
        </text:list-item>
        <text:list-item>
          <text:p text:style-name="P23">A<text:span text:style-name="T10">1</text:span></text:p>
        </text:list-item>
        <text:list-item>
          <text:p text:style-name="P24">B <text:span text:style-name="T10">1</text:span></text:p>
        </text:list-item>
        <text:list-item>
          <text:p text:style-name="P11">6 prislovce</text:p>
        </text:list-item>
        <text:list-item>
          <text:p text:style-name="P10">D</text:p>
        </text:list-item>
        <text:list-item>
          <text:p text:style-name="P25">C <text:span text:style-name="T10">1</text:span></text:p>
        </text:list-item>
      </text:list>
      <text:p text:style-name="P26"/>
      <text:p text:style-name="P27">36/50 <text:span text:style-name="T11">= 72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7:42:52.391000000</meta:creation-date>
    <dc:date>2019-03-04T18:52:06.453000000</dc:date>
    <meta:editing-duration>PT1H8M59S</meta:editing-duration>
    <meta:editing-cycles>30</meta:editing-cycles>
    <meta:generator>LibreOffice/5.4.6.2$Windows_X86_64 LibreOffice_project/4014ce260a04f1026ba855d3b8d91541c224eab8</meta:generator>
    <meta:document-statistic meta:table-count="0" meta:image-count="0" meta:object-count="0" meta:page-count="1" meta:paragraph-count="33" meta:word-count="90" meta:character-count="285" meta:non-whitespace-character-count="260"/>
  </office:meta>
</office:document-meta>
</file>